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bbc" officeooo:paragraph-rsid="001d2bbc"/>
    </style:style>
    <style:style style:name="P2" style:family="paragraph" style:parent-style-name="Standard">
      <style:text-properties officeooo:rsid="00207327" officeooo:paragraph-rsid="00207327"/>
    </style:style>
    <style:style style:name="T1" style:family="text">
      <style:text-properties officeooo:rsid="001e1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roblem with getting photo on place. For image always use img tag (not from css most of the time). Put class in img tag itself and give height: auto (so that aspect ration is maintained) and width :<text:span text:style-name="T1">100% (for mobile)</text:span></text:p>
      <text:p text:style-name="P1"/>
      <text:p text:style-name="P2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33:46.881471737</meta:creation-date>
    <meta:generator>LibreOffice/6.0.6.2$Linux_X86_64 LibreOffice_project/00m0$Build-2</meta:generator>
    <dc:date>2019-01-02T19:42:38.776867069</dc:date>
    <meta:editing-duration>PT8M52S</meta:editing-duration>
    <meta:editing-cycles>3</meta:editing-cycles>
    <meta:document-statistic meta:table-count="0" meta:image-count="0" meta:object-count="0" meta:page-count="1" meta:paragraph-count="2" meta:word-count="42" meta:character-count="221" meta:non-whitespace-character-count="180"/>
  </office:meta>
</office:document-meta>
</file>